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33CF99643A565B3E736.png" manifest:media-type="image/png"/>
  <manifest:file-entry manifest:full-path="Pictures/10000001000004B0000002979A9C694169928210.png" manifest:media-type="image/png"/>
  <manifest:file-entry manifest:full-path="Pictures/10000000000002EE000003E847571215FB7C5827.jpg" manifest:media-type="image/jpeg"/>
  <manifest:file-entry manifest:full-path="Pictures/100000000000062A000008006B8DF592C2281E31.jpg" manifest:media-type="image/jpeg"/>
  <manifest:file-entry manifest:full-path="Pictures/1000000100000152000001360B35CD87842D6760.png" manifest:media-type="image/png"/>
  <manifest:file-entry manifest:full-path="Pictures/10000000000001F60000014C04C1614A68A628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8cm" fo:min-width="4.80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476cm" fo:min-width="2.5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6.291cm" fo:min-width="3.28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587cm" fo:min-width="1.872cm" fo:padding-top="0.177cm" fo:padding-bottom="0.177cm" fo:padding-left="0.302cm" fo:padding-right="0.302cm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12cm" fo:min-width="3.992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05cm" fo:min-width="8.23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826cm" fo:min-width="2.22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05cm" fo:min-width="5.052cm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794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language="de" fo:country="DE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19.6cm" svg:height="2.629cm" svg:x="1.4cm" svg:y="0.628cm" presentation:class="title" presentation:user-transformed="true">
          <draw:text-box>
            <text:p>Wiederstand-Schaltungen</text:p>
          </draw:text-box>
        </draw:frame>
        <draw:frame presentation:style-name="pr2" draw:text-style-name="P1" draw:layer="layout" svg:width="18.1cm" svg:height="11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Grundlagen</text:span></text:p>
              </text:list-item>
              <text:list-item>
                <text:p text:style-name="P1"><text:span text:style-name="T1">Repräsentation der Schaltungen</text:span></text:p>
              </text:list-item>
              <text:list-item>
                <text:p text:style-name="P1"><text:span text:style-name="T1">Eingabe</text:span></text:p>
              </text:list-item>
              <text:list-item>
                <text:p text:style-name="P1"><text:span text:style-name="T1">Einlesen</text:span></text:p>
              </text:list-item>
              <text:list-item>
                <text:p text:style-name="P1"><text:span text:style-name="T1">Rendering</text:span></text:p>
              </text:list-item>
              <text:list-item>
                <text:p text:style-name="P1"><text:span text:style-name="T1">Berechnung</text:span></text:p>
              </text:list-item>
              <text:list-item>
                <text:p text:style-name="P1"><text:span text:style-name="T1">Beispiele</text:span></text:p>
              </text:list-item>
            </text:list>
          </draw:text-box>
        </draw:frame>
        <draw:frame draw:style-name="gr1" draw:text-style-name="P2" draw:layer="layout" svg:width="10.682cm" svg:height="9cm" svg:x="16cm" svg:y="5.5cm" presentation:class="graphic" presentation:user-transformed="true">
          <draw:image xlink:href="Pictures/10000001000003580000033CF99643A565B3E736.png" xlink:type="simple" xlink:show="embed" xlink:actuate="onLoad" draw:mime-type="image/png">
            <text:p/>
          </draw:image>
        </draw:frame>
        <draw:frame draw:style-name="gr2" draw:text-style-name="P3" draw:layer="layout" svg:width="9.672cm" svg:height="1.187cm" svg:x="17cm" svg:y="3.5cm">
          <draw:text-box>
            <text:p><text:a xlink:href="https://ln.topdf.de/physik/" xlink:type="simple">https://ln.topdf.de/physik/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7cm" svg:height="2.794cm" svg:x="0.5cm" svg:y="0.206cm" presentation:class="title" presentation:user-transformed="true">
          <draw:text-box>
            <text:p>Erstmal das Programm demonstrieren</text:p>
          </draw:text-box>
        </draw:frame>
        <draw:frame presentation:style-name="pr2" draw:layer="layout" svg:width="25.199cm" svg:height="9.134cm" svg:x="1.301cm" svg:y="3.366cm" presentation:class="outline" presentation:user-transformed="true">
          <draw:text-box>
            <text:list text:style-name="L2">
              <text:list-header>
                <text:p>(die Folie ist nur dass ich es nicht vergesse.)</text:p>
              </text:list-header>
            </text:list>
          </draw:text-box>
        </draw:frame>
        <draw:frame draw:style-name="gr1" draw:text-style-name="P2" draw:layer="layout" svg:width="8.379cm" svg:height="10.866cm" svg:x="0cm" svg:y="5.134cm">
          <draw:image xlink:href="Pictures/10000000000002EE000003E847571215FB7C5827.jpg" xlink:type="simple" xlink:show="embed" xlink:actuate="onLoad" draw:mime-type="image/jpeg">
            <text:p/>
          </draw:image>
        </draw:frame>
        <draw:frame draw:style-name="gr2" draw:text-style-name="P3" draw:layer="layout" svg:width="6.636cm" svg:height="1.187cm" svg:x="18.5cm" svg:y="12.5cm">
          <draw:text-box>
            <text:p><text:a xlink:href="https://ulrich-rapp.de/stoff/fahrzeug/daten/ET_Ub_Ohm.pdf" xlink:type="simple">Aufgaben</text:a></text:p>
          </draw:text-box>
        </draw:frame>
        <draw:frame draw:style-name="gr2" draw:text-style-name="P3" draw:layer="layout" svg:width="5.471cm" svg:height="1.187cm" svg:x="10.029cm" svg:y="11.5cm">
          <draw:text-box>
            <text:p><text:a xlink:href="https://ln.topdf.de/physik/" xlink:type="simple">Projektseite</text:a></text:p>
          </draw:text-box>
        </draw:frame>
        <draw:frame draw:style-name="gr2" draw:text-style-name="P3" draw:layer="layout" svg:width="4.757cm" svg:height="1.187cm" svg:x="12.243cm" svg:y="7cm">
          <draw:text-box>
            <text:p><text:a xlink:href="https://ln.topdf.de/physik/assets/builds/schaltkreis.exe" xlink:type="simple">Programm</text:a></text:p>
          </draw:text-box>
        </draw:frame>
        <draw:frame draw:style-name="gr2" draw:text-style-name="P3" draw:layer="layout" svg:width="8.861cm" svg:height="1.187cm" svg:x="18.5cm" svg:y="6.5cm">
          <draw:text-box>
            <text:p><text:a xlink:href="https://ln.topdf.de/physik/assets/builds/circuits.zip" xlink:type="simple">Beispielschaltkreise</text:a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undlagen</text:p>
          </draw:text-box>
        </draw:frame>
        <draw:frame presentation:style-name="pr5" draw:text-style-name="P6" draw:layer="layout" svg:width="17.599cm" svg:height="9.134cm" svg:x="8.412cm" svg:y="4.58cm" presentation:class="outline" presentation:user-transformed="true">
          <draw:text-box>
            <text:list text:style-name="L2">
              <text:list-item>
                <text:p text:style-name="P6">Ohmsches Gesetz</text:p>
              </text:list-item>
              <text:list-item>
                <text:p text:style-name="P6">Kirchhoff’sche Regeln</text:p>
              </text:list-item>
              <text:list-item>
                <text:p text:style-name="P6"><text:span text:style-name="T2">„</text:span><text:span text:style-name="T2">Parrallelschaltung Regel“</text:span></text:p>
              </text:list-item>
              <text:list-item>
                <text:p text:style-name="P6"><text:span text:style-name="T2">„</text:span><text:span text:style-name="T2">Reihenschaltung Regel“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5cm" svg:y="2.371cm" presentation:class="title" presentation:user-transformed="true">
          <draw:text-box>
            <text:p>Wisst ihr dass noch?</text:p>
          </draw:text-box>
        </draw:frame>
        <draw:frame draw:style-name="gr4" draw:text-style-name="P8" draw:layer="layout" svg:width="10.5cm" svg:height="1.517cm" svg:x="4cm" svg:y="8.5cm">
          <draw:text-box>
            <text:p text:style-name="P7"><text:span text:style-name="T3">Ja</text:span></text:p>
          </draw:text-box>
          <office:event-listeners>
            <presentation:event-listener script:event-name="dom:click" presentation:action="next-page"/>
          </office:event-listeners>
        </draw:frame>
        <draw:frame draw:style-name="gr4" draw:text-style-name="P8" draw:layer="layout" svg:width="7.5cm" svg:height="1.517cm" svg:x="19cm" svg:y="8.372cm">
          <draw:text-box>
            <text:p text:style-name="P7"><text:span text:style-name="T3">Nein</text:span></text:p>
          </draw:text-box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?</text:p>
          </draw:text-box>
        </draw:frame>
        <draw:frame draw:style-name="gr1" draw:text-style-name="P2" draw:layer="layout" svg:width="21.166cm" svg:height="11.694cm" svg:x="3.5cm" svg:y="3.5cm">
          <draw:image xlink:href="Pictures/10000001000004B0000002979A9C6941699282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5" draw:text-style-name="P9" draw:layer="layout" svg:width="7.5cm" svg:height="4cm" svg:x="4.15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6" draw:text-style-name="P9" draw:layer="layout" svg:width="4.5cm" svg:height="4cm" svg:x="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7" draw:text-style-name="P9" draw:layer="layout" svg:width="5.5cm" svg:height="9.397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5cm" svg:height="2.743cm" svg:x="15.5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5cm" svg:height="2.743cm" svg:x="15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?</text:p>
          </draw:text-box>
        </draw:frame>
        <draw:frame draw:style-name="gr9" draw:text-style-name="P2" draw:layer="layout" svg:width="9.355cm" svg:height="12.142cm" draw:transform="rotate (-3.14159265358979) translate (26.355cm 15.399cm)">
          <draw:image xlink:href="Pictures/100000000000062A000008006B8DF592C2281E31.jpg" xlink:type="simple" xlink:show="embed" xlink:actuate="onLoad" draw:mime-type="image/jpeg">
            <text:p/>
          </draw:image>
        </draw:frame>
        <draw:frame draw:style-name="gr1" draw:text-style-name="P2" draw:layer="layout" svg:width="9.355cm" svg:height="12.142cm" svg:x="2.145cm" svg:y="3.257cm">
          <draw:image xlink:href="Pictures/100000000000062A000008006B8DF592C2281E31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 – Wurzel (oben?)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0" draw:text-style-name="P9" draw:layer="layout" svg:width="6.5cm" svg:height="3.5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1" draw:text-style-name="P9" draw:layer="layout" svg:width="12.5cm" svg:height="9.058cm" svg:x="9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2" draw:text-style-name="P9" draw:layer="layout" svg:width="4cm" svg:height="4.5cm" svg:x="10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 – Äste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13" draw:text-style-name="P9" draw:layer="layout" svg:width="8cm" svg:height="9.058cm" svg:x="13.5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 – Endresultat</text:p>
          </draw:text-box>
        </draw:frame>
        <draw:frame draw:style-name="gr1" draw:text-style-name="P2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djazenzliste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1" draw:text-style-name="P2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draw:line draw:style-name="gr14" draw:text-style-name="P9" draw:layer="layout" svg:x1="6.5cm" svg:y1="12.5cm" svg:x2="13cm" svg:y2="5.5cm">
          <text:p/>
        </draw:line>
        <draw:line draw:style-name="gr14" draw:text-style-name="P9" draw:layer="layout" svg:x1="17.5cm" svg:y1="8.5cm" svg:x2="13cm" svg:y2="5.5cm">
          <text:p/>
        </draw:lin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djazenzlisten</text:p>
          </draw:text-box>
        </draw:frame>
        <draw:frame draw:style-name="gr1" draw:text-style-name="P2" draw:layer="layout" svg:width="18.5cm" svg:height="12.234cm" svg:x="5cm" svg:y="3.257cm">
          <draw:image xlink:href="Pictures/10000000000001F60000014C04C1614A68A62805.png" xlink:type="simple" xlink:show="embed" xlink:actuate="onLoad" draw:mime-type="image/png">
            <text:p/>
          </draw:image>
        </draw:frame>
        <draw:line draw:style-name="gr14" draw:text-style-name="P9" draw:layer="layout" svg:x1="16cm" svg:y1="13cm" svg:x2="18.5cm" svg:y2="9.5cm">
          <text:p/>
        </draw:line>
        <draw:line draw:style-name="gr14" draw:text-style-name="P9" draw:layer="layout" svg:x1="21cm" svg:y1="12.5cm" svg:x2="18.5cm" svg:y2="9.5cm">
          <text:p/>
        </draw:line>
        <presentation:notes draw:style-name="dp1">
          <draw:page-thumbnail draw:style-name="gr3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djazenzlisten</text:p>
          </draw:text-box>
        </draw:frame>
        <draw:frame presentation:style-name="pr2" draw:layer="layout" svg:width="25.199cm" svg:height="9.134cm" svg:x="1.301cm" svg:y="4.5cm" presentation:class="outline" presentation:user-transformed="true">
          <draw:text-box>
            <text:list text:style-name="L2">
              <text:list-header>
                <text:p>Reihenschaltung R123, Widerstand R1</text:p>
                <text:p>Reihenschaltung R123, Parralelschaltung R23</text:p>
                <text:p>Parralelschaltung R23, Widerstand R2</text:p>
                <text:p>Parralelschaltung R23, Widerstand R3</text:p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epe - <text:a xlink:href="https://bit.ly/3tTY9Rt" xlink:type="simple">https://bit.ly/3tTY9Rt</text:a></text:p>
              </text:list-item>
              <text:list-item>
                <text:p>Baum - <text:a xlink:href="https://www.meinbezirk.at/tennengau/c-bauen/kahler-baum_a114203" xlink:type="simple">https://www.meinbezirk.at/tennengau/c-bauen/kahler-baum_a114203</text:a>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10:15:21.569000000</meta:creation-date>
    <dc:date>2022-03-14T11:44:18.065000000</dc:date>
    <meta:editing-duration>PT1H28M51S</meta:editing-duration>
    <meta:editing-cycles>23</meta:editing-cycles>
    <meta:generator>LibreOffice/7.3.1.3$Windows_X86_64 LibreOffice_project/a69ca51ded25f3eefd52d7bf9a5fad8c90b87951</meta:generator>
    <meta:document-statistic meta:object-count="123"/>
  </office:meta>
</office:document-meta>
</file>